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4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4">
            <text:p>−14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7660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1">
            <text:p>−15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5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199999999999999">
            <text:p>−15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7661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300000000000001">
            <text:p>−15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6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699999999999999">
            <text:p>−13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7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1">
            <text:p>−14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8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9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5">
            <text:p>−14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90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">
            <text:p>−11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91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5250">
            <text:p>5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300000000000001">
            <text:p>−22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7662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399999999999999">
            <text:p>−2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834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3680">
            <text:p>3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illerLivingstone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865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illerLivingstone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866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illerLivingstone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867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1520">
            <text:p>15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illerLivingstone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78</text:p>
          </table:table-cell>
          <table:table-cell table:style-name="ACE-0" office:value-type="float" office:value="46.039999999999999">
            <text:p>46.04</text:p>
          </table:table-cell>
          <table:table-cell table:style-name="ACE-0" office:value-type="float" office:value="-60.380000000000003">
            <text:p>−60.38</text:p>
          </table:table-cell>
          <table:table-cell table:style-name="ACE-0" office:value-type="float" office:value="10300">
            <text:p>103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 le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lakeLowdon1976,VacchiEtal2018</text:p>
          </table:table-cell>
          <table:table-cell table:number-columns-repeated="240" table:style-name="ACE-0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5:2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